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0b5a" officeooo:paragraph-rsid="00190b5a"/>
    </style:style>
    <style:style style:name="P2" style:family="paragraph" style:parent-style-name="Standard">
      <style:paragraph-properties fo:text-align="start" style:justify-single-word="false"/>
      <style:text-properties officeooo:rsid="00190b5a" officeooo:paragraph-rsid="00190b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ing Plan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1:54:49.733211113</meta:creation-date>
    <dc:date>2018-03-12T11:56:16.005725960</dc:date>
    <meta:editing-duration>PT1M26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5.1.6.2$Linux_X86_64 LibreOffice_project/10m0$Build-2</meta:generator>
  </office:meta>
</office:document-meta>
</file>